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583ABA215733B8F49B.png" manifest:media-type="image/png"/>
  <manifest:file-entry manifest:full-path="Pictures/10000201000004B0000003580F3D017A90914C5A.png" manifest:media-type="image/png"/>
  <manifest:file-entry manifest:full-path="Pictures/10000201000004B0000003581C5B1AF0DF57B666.png" manifest:media-type="image/png"/>
  <manifest:file-entry manifest:full-path="Pictures/10000201000004B0000003582358CA2938E04C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66cm, 0cm, 9.549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48cm" fo:min-width="12.729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409cm" fo:min-width="2.846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559cm" fo:min-width="12.737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ff" draw:marker-start-width="0.359cm" draw:marker-end-width="0.359cm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2.846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729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8000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0.41cm" fo:min-width="2.974cm" fo:padding-top="0.178cm" fo:padding-bottom="0.178cm" fo:padding-left="0.303cm" fo:padding-right="0.30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546cm, 0cm, 9.681cm)" draw:image-opacity="100%" style:mirror="non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1.447cm" fo:min-width="12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559cm" fo:min-width="12.737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ffff00" draw:marker-start-width="0.359cm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0.41cm" fo:min-width="2.846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>
      <style:graphic-properties svg:stroke-width="0.106cm" svg:stroke-color="#008000" draw:marker-start-width="0.359cm" draw:marker-end-width="0.359cm" draw:fill="none" draw:textarea-horizontal-align="justify" draw:textarea-vertical-align="middle" draw:auto-grow-height="false" fo:min-height="1.814cm" fo:min-width="12.435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306cm" fo:min-width="12.435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2.974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445cm" fo:min-width="12.698cm" fo:padding-top="0.178cm" fo:padding-bottom="0.178cm" fo:padding-left="0.303cm" fo:padding-right="0.303cm"/>
    </style:style>
    <style:style style:name="gr20" style:family="graphic" style:parent-style-name="standard">
      <style:graphic-properties draw:stroke="dash" draw:stroke-dash="Dashed_20__28_var_29_" svg:stroke-width="0.106cm" svg:stroke-color="#008000" draw:marker-start-width="0.359cm" draw:marker-end-width="0.359cm" draw:fill="none" draw:textarea-horizontal-align="justify" draw:textarea-vertical-align="middle" draw:auto-grow-height="false" fo:min-height="4.216cm" fo:min-width="12.594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ashed_20__28_var_29_" svg:stroke-width="0.106cm" svg:stroke-color="#008000" draw:marker-start-width="0.359cm" draw:marker-end-width="0.359cm" draw:textarea-vertical-align="middle" fo:padding-top="0.178cm" fo:padding-bottom="0.178cm" fo:padding-left="0.303cm" fo:padding-right="0.303cm"/>
    </style:style>
    <style:style style:name="gr22" style:family="graphic" style:parent-style-name="standard">
      <style:graphic-properties draw:stroke="dash" draw:stroke-dash="Dashed_20__28_var_29_" svg:stroke-width="0.106cm" svg:stroke-color="#008000" draw:marker-start-width="0.359cm" draw:marker-end-width="0.359cm" draw:fill="none" draw:textarea-horizontal-align="justify" draw:textarea-vertical-align="middle" draw:auto-grow-height="false" fo:min-height="0.41cm" fo:min-width="3.535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1.306cm" fo:min-width="12.562cm" fo:padding-top="0.178cm" fo:padding-bottom="0.178cm" fo:padding-left="0.303cm" fo:padding-right="0.303cm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546cm, 0cm, 9.681cm)" draw:image-opacity="100%" style:mirror="none"/>
    </style:style>
    <style:style style:name="gr25" style:family="graphic" style:parent-style-name="standard">
      <style:graphic-properties draw:stroke="dash" draw:stroke-dash="Dashed_20__28_var_29_" svg:stroke-width="0.106cm" svg:stroke-color="#008000" draw:marker-start-width="0.359cm" draw:marker-end-width="0.359cm" draw:fill="none" draw:textarea-horizontal-align="justify" draw:textarea-vertical-align="middle" draw:auto-grow-height="false" fo:min-height="1.422cm" fo:min-width="12.59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0000ff" draw:marker-start-width="0.359cm" draw:marker-end-width="0.359cm" draw:fill="none" draw:textarea-horizontal-align="justify" draw:textarea-vertical-align="middle" draw:auto-grow-height="false" fo:min-height="0.41cm" fo:min-width="3.408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97cm" svg:height="27.7cm" svg:x="0.62cm" svg:y="1cm">
          <draw:image xlink:href="Pictures/10000201000004B0000003582358CA2938E04C8F.png" xlink:type="simple" xlink:show="embed" xlink:actuate="onLoad" loext:mime-type="image/png">
            <text:p/>
          </draw:image>
        </draw:frame>
        <draw:custom-shape draw:style-name="gr2" draw:text-style-name="P1" xml:id="id1" draw:id="id1" draw:layer="layout" svg:width="13.335cm" svg:height="1.804cm" svg:x="1.762cm" svg:y="4.4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331cm" svg:x2="16.216cm" svg:y2="5.44cm" draw:start-shape="id1" draw:start-glue-point="1" draw:end-shape="id2" draw:end-glue-point="3" svg:d="M15097 5331h559v109h560" svg:viewBox="0 0 1120 110">
          <text:p/>
        </draw:connector>
        <draw:custom-shape draw:style-name="gr4" draw:text-style-name="P4" xml:id="id2" draw:id="id2" draw:layer="layout" svg:width="3.452cm" svg:height="0.765cm" svg:x="16.216cm" svg:y="5.058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3.343cm" svg:height="1.915cm" svg:x="1.723cm" svg:y="21.55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5.066cm" svg:y1="22.508cm" svg:x2="16.088cm" svg:y2="22.444cm" draw:start-shape="id3" draw:start-glue-point="1" draw:end-shape="id4" draw:end-glue-point="3" svg:d="M15066 22508h511v-64h511" svg:viewBox="0 0 1023 65">
          <text:p/>
        </draw:connector>
        <draw:custom-shape draw:style-name="gr7" draw:text-style-name="P4" xml:id="id4" draw:id="id4" draw:layer="layout" svg:width="3.452cm" svg:height="0.766cm" svg:x="16.088cm" svg:y="22.061cm">
          <text:p text:style-name="P3">HomeNav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13.335cm" svg:height="2.17cm" svg:x="1.762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5.097cm" svg:y1="7.446cm" svg:x2="16.216cm" svg:y2="7.596cm" draw:start-shape="id5" draw:start-glue-point="1" draw:end-shape="id6" draw:end-glue-point="3" svg:d="M15097 7446h559v150h560" svg:viewBox="0 0 1120 151">
          <text:p/>
        </draw:connector>
        <draw:custom-shape draw:style-name="gr10" draw:text-style-name="P4" xml:id="id6" draw:id="id6" draw:layer="layout" svg:width="3.58cm" svg:height="0.766cm" svg:x="16.216cm" svg:y="7.213cm">
          <text:p text:style-name="P3">DeckCard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11" draw:text-style-name="P1" draw:layer="layout" svg:width="15.367cm" svg:height="27.796cm" svg:x="0.805cm" svg:y="0.955cm">
          <draw:image xlink:href="Pictures/10000201000004B0000003580F3D017A90914C5A.png" xlink:type="simple" xlink:show="embed" xlink:actuate="onLoad" loext:mime-type="image/png">
            <text:p/>
          </draw:image>
        </draw:frame>
        <draw:custom-shape draw:style-name="gr12" draw:text-style-name="P1" xml:id="id7" draw:id="id7" draw:layer="layout" svg:width="13.2cm" svg:height="1.803cm" svg:x="1.897cm" svg:y="4.4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33cm" svg:x2="16.216cm" svg:y2="5.439cm" draw:start-shape="id7" draw:start-glue-point="1" draw:end-shape="id8" draw:end-glue-point="3" svg:d="M15097 5330h560v109h559" svg:viewBox="0 0 1120 110">
          <text:p/>
        </draw:connector>
        <draw:custom-shape draw:style-name="gr4" draw:text-style-name="P4" xml:id="id8" draw:id="id8" draw:layer="layout" svg:width="3.452cm" svg:height="0.765cm" svg:x="16.216cm" svg:y="5.0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3" draw:text-style-name="P1" xml:id="id9" draw:id="id9" draw:layer="layout" svg:width="13.343cm" svg:height="1.915cm" svg:x="1.723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508cm" svg:x2="16.088cm" svg:y2="22.444cm" draw:start-shape="id9" draw:start-glue-point="1" draw:end-shape="id10" draw:end-glue-point="3" svg:d="M15066 22508h511v-64h511" svg:viewBox="0 0 1023 65">
          <text:p/>
        </draw:connector>
        <draw:custom-shape draw:style-name="gr15" draw:text-style-name="P4" xml:id="id10" draw:id="id10" draw:layer="layout" svg:width="3.452cm" svg:height="0.766cm" svg:x="16.088cm" svg:y="22.061cm">
          <text:p text:style-name="P5">HomeNav</text:p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13.041cm" svg:height="2.17cm" svg:x="1.897cm" svg:y="6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svg:x1="14.938cm" svg:y1="7.446cm" svg:x2="16.216cm" svg:y2="7.596cm" draw:start-shape="id11" draw:start-glue-point="1" draw:end-shape="id12" draw:end-glue-point="3" svg:d="M14938 7446h639v150h639" svg:viewBox="0 0 1279 151">
          <text:p/>
        </draw:connector>
        <draw:custom-shape draw:style-name="gr10" draw:text-style-name="P4" xml:id="id12" draw:id="id12" draw:layer="layout" svg:width="3.58cm" svg:height="0.766cm" svg:x="16.216cm" svg:y="7.213cm">
          <text:p text:style-name="P3">InputBo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3" draw:id="id13" draw:layer="layout" svg:width="13.041cm" svg:height="1.662cm" svg:x="1.889cm" svg:y="8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4.93cm" svg:y1="9.44cm" svg:x2="16.208cm" svg:y2="9.844cm" draw:start-shape="id13" draw:start-glue-point="1" draw:end-shape="id14" draw:end-glue-point="3" svg:d="M14930 9440h639v404h639" svg:viewBox="0 0 1279 405">
          <text:p/>
        </draw:connector>
        <draw:custom-shape draw:style-name="gr18" draw:text-style-name="P4" xml:id="id14" draw:id="id14" draw:layer="layout" svg:width="3.58cm" svg:height="0.766cm" svg:x="16.208cm" svg:y="9.461cm">
          <text:p text:style-name="P3">MainBt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frame draw:style-name="gr11" draw:text-style-name="P1" draw:layer="layout" svg:width="15.339cm" svg:height="27.745cm" svg:x="0.805cm" svg:y="0.955cm">
          <draw:image xlink:href="Pictures/10000201000004B0000003583ABA215733B8F49B.png" xlink:type="simple" xlink:show="embed" xlink:actuate="onLoad" loext:mime-type="image/png">
            <text:p/>
          </draw:image>
        </draw:frame>
        <draw:custom-shape draw:style-name="gr12" draw:text-style-name="P1" xml:id="id15" draw:id="id15" draw:layer="layout" svg:width="13.2cm" svg:height="1.803cm" svg:x="1.897cm" svg:y="4.3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23cm" svg:x2="16.216cm" svg:y2="5.339cm" draw:start-shape="id15" draw:start-glue-point="1" draw:end-shape="id16" draw:end-glue-point="3" svg:d="M15097 5230h560v109h559" svg:viewBox="0 0 1120 110">
          <text:p/>
        </draw:connector>
        <draw:custom-shape draw:style-name="gr4" draw:text-style-name="P4" xml:id="id16" draw:id="id16" draw:layer="layout" svg:width="3.452cm" svg:height="0.765cm" svg:x="16.216cm" svg:y="4.9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9" draw:text-style-name="P1" xml:id="id17" draw:id="id17" draw:layer="layout" svg:width="13.304cm" svg:height="1.801cm" svg:x="1.762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451cm" svg:x2="16.088cm" svg:y2="22.444cm" draw:start-shape="id17" draw:start-glue-point="1" draw:end-shape="id18" draw:end-glue-point="3" svg:d="M15066 22451h511v-7h511" svg:viewBox="0 0 1023 8">
          <text:p/>
        </draw:connector>
        <draw:custom-shape draw:style-name="gr15" draw:text-style-name="P4" xml:id="id18" draw:id="id18" draw:layer="layout" svg:width="3.452cm" svg:height="0.766cm" svg:x="16.088cm" svg:y="22.061cm">
          <text:p text:style-name="P5">HomeNa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19" draw:id="id19" draw:layer="layout" svg:width="13.2cm" svg:height="4.572cm" svg:x="1.897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15.097cm" svg:y1="8.493cm" svg:x2="15.859cm" svg:y2="7.596cm" draw:start-shape="id19" draw:start-glue-point="1" draw:end-shape="id20" draw:end-glue-point="3" svg:d="M15097 8493h381v-897h381" svg:viewBox="0 0 763 898">
          <text:p/>
        </draw:connector>
        <draw:custom-shape draw:style-name="gr22" draw:text-style-name="P4" xml:id="id20" draw:id="id20" draw:layer="layout" svg:width="4.141cm" svg:height="0.766cm" svg:x="15.859cm" svg:y="7.213cm">
          <text:p text:style-name="P3">Built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21" draw:id="id21" draw:layer="layout" svg:width="13.168cm" svg:height="1.662cm" svg:x="1.889cm" svg:y="12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5.057cm" svg:y1="13.123cm" svg:x2="16.335cm" svg:y2="13.527cm" draw:start-shape="id21" draw:start-glue-point="1" draw:end-shape="id22" draw:end-glue-point="3" svg:d="M15057 13123h639v404h639" svg:viewBox="0 0 1279 405">
          <text:p/>
        </draw:connector>
        <draw:custom-shape draw:style-name="gr18" draw:text-style-name="P4" xml:id="id22" draw:id="id22" draw:layer="layout" svg:width="3.58cm" svg:height="0.766cm" svg:x="16.335cm" svg:y="13.144cm">
          <text:p text:style-name="P3">DeckStat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frame draw:style-name="gr24" draw:text-style-name="P2" draw:layer="layout" svg:width="15.367cm" svg:height="27.796cm" svg:x="0.805cm" svg:y="0.955cm">
          <draw:image xlink:href="Pictures/10000201000004B0000003581C5B1AF0DF57B666.png" xlink:type="simple" xlink:show="embed" xlink:actuate="onLoad" loext:mime-type="image/png">
            <text:p/>
          </draw:image>
        </draw:frame>
        <draw:custom-shape draw:style-name="gr12" draw:text-style-name="P1" xml:id="id23" draw:id="id23" draw:layer="layout" svg:width="13.2cm" svg:height="1.803cm" svg:x="1.897cm" svg:y="4.329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5.097cm" svg:y1="5.23cm" svg:x2="16.216cm" svg:y2="5.339cm" draw:start-shape="id23" draw:start-glue-point="1" draw:end-shape="id24" draw:end-glue-point="3" svg:d="M15097 5230h560v109h559" svg:viewBox="0 0 1120 110">
          <text:p/>
        </draw:connector>
        <draw:custom-shape draw:style-name="gr4" draw:text-style-name="P4" xml:id="id24" draw:id="id24" draw:layer="layout" svg:width="3.452cm" svg:height="0.765cm" svg:x="16.216cm" svg:y="4.957cm">
          <text:p text:style-name="P3">HeaderBar</text:p>
          <draw:enhanced-geometry svg:viewBox="0 0 21600 21600" draw:type="rectangle" draw:enhanced-path="M 0 0 L 21600 0 21600 21600 0 21600 0 0 Z N"/>
        </draw:custom-shape>
        <draw:custom-shape draw:style-name="gr19" draw:text-style-name="P1" xml:id="id25" draw:id="id25" draw:layer="layout" svg:width="13.304cm" svg:height="1.801cm" svg:x="1.762cm" svg:y="21.551cm">
          <text:p/>
          <draw:enhanced-geometry svg:viewBox="0 0 21600 21600" draw:type="rectangle" draw:enhanced-path="M 0 0 L 21600 0 21600 21600 0 21600 0 0 Z N"/>
        </draw:custom-shape>
        <draw:connector draw:style-name="gr14" draw:text-style-name="P2" draw:layer="layout" svg:x1="15.066cm" svg:y1="22.451cm" svg:x2="16.088cm" svg:y2="22.444cm" draw:start-shape="id25" draw:start-glue-point="1" draw:end-shape="id26" draw:end-glue-point="3" svg:d="M15066 22451h511v-7h511" svg:viewBox="0 0 1023 8">
          <text:p/>
        </draw:connector>
        <draw:custom-shape draw:style-name="gr15" draw:text-style-name="P4" xml:id="id26" draw:id="id26" draw:layer="layout" svg:width="3.452cm" svg:height="0.766cm" svg:x="16.088cm" svg:y="22.061cm">
          <text:p text:style-name="P3">DeckNa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xml:id="id27" draw:id="id27" draw:layer="layout" svg:width="13.2cm" svg:height="1.778cm" svg:x="1.897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2" draw:layer="layout" svg:x1="15.097cm" svg:y1="7.096cm" svg:x2="15.859cm" svg:y2="7.098cm" draw:start-shape="id27" draw:start-glue-point="1" draw:end-shape="id28" draw:end-glue-point="3" svg:d="M15097 7096h381v2h381" svg:viewBox="0 0 763 3">
          <text:p/>
        </draw:connector>
        <draw:custom-shape draw:style-name="gr22" draw:text-style-name="P4" xml:id="id28" draw:id="id28" draw:layer="layout" svg:width="4.141cm" svg:height="0.766cm" svg:x="15.859cm" svg:y="6.715cm">
          <text:p text:style-name="P3">Built 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xml:id="id29" draw:id="id29" draw:layer="layout" svg:width="13.168cm" svg:height="1.662cm" svg:x="1.889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5.057cm" svg:y1="12.107cm" svg:x2="15.986cm" svg:y2="12.174cm" draw:start-shape="id29" draw:start-glue-point="1" draw:end-shape="id30" draw:end-glue-point="3" svg:d="M15057 12107h465v67h464" svg:viewBox="0 0 930 68">
          <text:p/>
        </draw:connector>
        <draw:custom-shape draw:style-name="gr26" draw:text-style-name="P4" xml:id="id30" draw:id="id30" draw:layer="layout" svg:width="4.014cm" svg:height="0.766cm" svg:x="15.986cm" svg:y="11.791cm">
          <text:p text:style-name="P3">QuestionCard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6T21:29:09.231646993</dc:date>
    <meta:editing-duration>P1DT6H54M39S</meta:editing-duration>
    <meta:editing-cycles>15</meta:editing-cycles>
    <meta:generator>LibreOffice/6.4.7.2$Linux_X86_64 LibreOffice_project/40$Build-2</meta:generator>
    <meta:document-statistic meta:object-count="49"/>
  </office:meta>
</office:document-meta>
</file>